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40000016B725B7D2F.png"/>
  <manifest:file-entry manifest:media-type="image/png" manifest:full-path="Pictures/10000000000001E0000001E082537C19.png"/>
  <manifest:file-entry manifest:media-type="image/png" manifest:full-path="Pictures/10000000000001E0000001E0EE7802FA.png"/>
  <manifest:file-entry manifest:media-type="image/png" manifest:full-path="Pictures/10000000000001E0000001E0638A3EF6.png"/>
  <manifest:file-entry manifest:media-type="image/png" manifest:full-path="Pictures/100000000000028500000285FF09B14F.png"/>
  <manifest:file-entry manifest:media-type="image/png" manifest:full-path="Pictures/10000000000001E0000001E093F99720.png"/>
  <manifest:file-entry manifest:media-type="image/png" manifest:full-path="Pictures/100002010000023D00000243D928BDD1.png"/>
  <manifest:file-entry manifest:media-type="image/png" manifest:full-path="Pictures/10000000000002850000028559B430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187cm" svg:height="4cm" svg:x="20.8cm" svg:y="17cm">
          <draw:image xlink:href="Pictures/10000000000001E0000001E0638A3EF6.png" xlink:type="simple" xlink:show="embed" xlink:actuate="onLoad">
            <text:p/>
          </draw:image>
        </draw:frame>
        <draw:frame draw:style-name="gr1" draw:text-style-name="P1" draw:layer="layout" svg:width="10.993cm" svg:height="6.404cm" svg:x="4.207cm" svg:y="4.196cm">
          <draw:image xlink:href="Pictures/10000000000002640000016B725B7D2F.png" xlink:type="simple" xlink:show="embed" xlink:actuate="onLoad">
            <text:p/>
          </draw:image>
        </draw:frame>
        <draw:frame draw:style-name="gr1" draw:text-style-name="P1" draw:layer="layout" svg:width="10.365cm" svg:height="11.093cm" svg:x="13.2cm" svg:y="2.107cm">
          <draw:image xlink:href="Pictures/10000000000001E0000001E0EE7802F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#30daymapchallenge</text:p>
          </draw:text-box>
        </draw:frame>
        <draw:frame draw:style-name="gr1" draw:text-style-name="P1" draw:layer="layout" svg:width="6.521cm" svg:height="7.325cm" svg:x="0.279cm" svg:y="3.875cm">
          <draw:image xlink:href="Pictures/10000000000001E0000001E082537C19.png" xlink:type="simple" xlink:show="embed" xlink:actuate="onLoad">
            <text:p/>
          </draw:image>
        </draw:frame>
        <draw:frame draw:style-name="gr1" draw:text-style-name="P1" draw:layer="layout" svg:width="6cm" svg:height="6.2cm" svg:x="0.279cm" svg:y="11cm">
          <draw:image xlink:href="Pictures/100000000000028500000285FF09B14F.png" xlink:type="simple" xlink:show="embed" xlink:actuate="onLoad">
            <text:p/>
          </draw:image>
        </draw:frame>
        <draw:frame draw:style-name="gr1" draw:text-style-name="P1" draw:layer="layout" svg:width="7.652cm" svg:height="5.279cm" svg:x="6.6cm" svg:y="10.921cm">
          <draw:image xlink:href="Pictures/10000000000002850000028559B430A1.png" xlink:type="simple" xlink:show="embed" xlink:actuate="onLoad">
            <text:p/>
          </draw:image>
        </draw:frame>
        <draw:frame draw:style-name="gr1" draw:text-style-name="P1" draw:layer="layout" svg:width="4.4cm" svg:height="4.4cm" svg:x="8.2cm" svg:y="16.2cm">
          <draw:image xlink:href="Pictures/100002010000023D00000243D928BDD1.png" xlink:type="simple" xlink:show="embed" xlink:actuate="onLoad">
            <text:p/>
          </draw:image>
        </draw:frame>
        <draw:frame draw:style-name="gr1" draw:text-style-name="P1" draw:layer="layout" svg:width="7.445cm" svg:height="8.581cm" svg:x="13.8cm" svg:y="11.419cm">
          <draw:image xlink:href="Pictures/10000000000001E0000001E093F997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-Philipp Kolb</meta:initial-creator>
    <meta:creation-date>2021-01-05T22:50:46.53</meta:creation-date>
    <meta:editing-duration>PT7M41S</meta:editing-duration>
    <meta:editing-cycles>2</meta:editing-cycles>
    <dc:date>2021-01-05T22:58:07.55</dc:date>
    <dc:creator>Jan-Philipp Kolb</dc:creator>
    <meta:document-statistic meta:object-count="32"/>
    <meta:generator>OpenOffice/4.1.7$Win32 OpenOffice.org_project/417m1$Build-9800</meta:generator>
  </office:meta>
</office:document-meta>
</file>